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office:automatic-styles>
  <office:body>
    <office:text>
      <text:h text:style-name="Heading_20_1" text:outline-level="1"><text:bookmark-start text:name="ryan-parman"/>Ryan Parman<text:bookmark-end text:name="ryan-parman"/></text:h>
      <text:p text:style-name="First_20_paragraph"><text:span text:style-name="T1">Cloud-native engineering leader with a focus on reliability, scalability, and security for the modern web.</text:span></text:p>
      <text:p text:style-name="Text_20_body"><text:span text:style-name="T1">IMPORTANT:</text:span> This copy of my résumé is optimized for ATS (Applicant Tracking System) compatibility. Follow one of the links above for one that is intended for interviewers.</text:p>
      <text:h text:style-name="Heading_20_2" text:outline-level="2"><text:bookmark-start text:name="summary"/>Summary<text:bookmark-end text:name="summary"/></text:h>
      <text:p text:style-name="First_20_paragraph">Ryan Parman is a cloud-native engineering leader with over 25 years of experience, who specializes in technical leadership, software development, site reliability engineering, and cybersecurity for the modern web. A seasoned problem-solver who excels at listening, adapting, and driving continuous improvement. Committed to delivering exceptional work, building impactful solutions, and elevating team performance.</text:p>
      <text:h text:style-name="Heading_20_2" text:outline-level="2"><text:bookmark-start text:name="work-experience"/>Work Experience<text:bookmark-end text:name="work-experience"/></text:h>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1">Assumed a role influencing the technical direction of the entire organization. Ensured a focus on real-world, actionable feedback and provided strategic direction aligned with practical needs.</text:p>
        </text:list-item>
        <text:list-item>
          <text:p text:style-name="P1">Continued to be involved in the oversight and direction of our AWS stack, security, guardrails, and more.</text:p>
        </text:list-item>
        <text:list-item>
          <text:p text:style-name="P1">Identified opportunities to extend the security measures and guardrails develop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2">Transitioned from Engineering Manager to a strategic technical leadership role.</text:p>
        </text:list-item>
        <text:list-item>
          <text:p text:style-name="P2">Prolific documentarian. Documentation is worth 50% of your grade.</text:p>
        </text:list-item>
        <text:list-item>
          <text:p text:style-name="P2">Either directly or collaboratively designed and maintained <text:a xlink:type="simple" xlink:href="https://aws.amazon.com/controltower/" office:name=""><text:span text:style-name="Definition">AWS Control Tower</text:span></text:a>, <text:a xlink:type="simple" xlink:href="https://jfrog.com/artifactory/" office:name=""><text:span text:style-name="Definition">Artifactory</text:span></text:a>, <text:a xlink:type="simple" xlink:href="https://github.com/enterprise" office:name=""><text:span text:style-name="Definition">GitHub Enterprise</text:span></text:a>, <text:a xlink:type="simple" xlink:href="https://github.com/features/actions" office:name=""><text:span text:style-name="Definition">GitHub Actions</text:span></text:a>, <text:a xlink:type="simple" xlink:href="https://circleci.com/enterprise/" office:name=""><text:span text:style-name="Definition">CircleCI</text:span></text:a>, <text:a xlink:type="simple" xlink:href="https://www.jenkins.io" office:name=""><text:span text:style-name="Definition">Jenkins</text:span></text:a>, and more.</text:p>
        </text:list-item>
        <text:list-item>
          <text:p text:style-name="P2">Partnered with McGraw Hill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AWS Control Tower</text:span></text:a> and <text:a xlink:type="simple" xlink:href="https://aws.amazon.com/iam/identity-center/" office:name=""><text:span text:style-name="Definition">AWS Identity Center</text:span></text:a>. Lowered costs and increased control over account guardrails.</text:p>
        </text:list-item>
        <text:list-item>
          <text:p text:style-name="P2">Managed the program for building and maintaining base AMIs for all of McGraw Hill. Leveraged insights from the <text:a xlink:type="simple" xlink:href="https://www.cisecurity.org" office:name=""><text:span text:style-name="Definition">Center of Internet Security</text:span></text:a>, security patching, and the specific needs of internal customers to develop a unified build pipeline integrating best practices.</text:p>
        </text:list-item>
        <text:list-item>
          <text:p text:style-name="P2">Using <text:a xlink:type="simple" xlink:href="https://aws.amazon.com/developer/tools/" office:name=""><text:span text:style-name="Definition">AWS SDKs</text:span></text:a>, conducted comprehensive scans of Route 53 to obtain a mapping of thousands of active websites owned by McGraw Hill. Focused on identifying and remediating misconfigurations, rotating certificates, and more.</text:p>
        </text:list-item>
        <text:list-item>
          <text:p text:style-name="P2">Co-implemented self-hosted runners for GitHub Actions. Focused on the Linux runtime environment.</text:p>
        </text:list-item>
        <text:list-item>
          <text:p text:style-name="P2">Rebuilt our <text:a xlink:type="simple" xlink:href="https://jfrog.com/artifactory/" office:name=""><text:span text:style-name="Definition">Artifactory</text:span></text:a> cluster with a “cattle, not pets” approach. Ran the project from inception to completion, including the majority of development. Worked across dozens of teams and hundreds of services to complete the project.</text:p>
        </text:list-item>
        <text:list-item>
          <text:p text:style-name="P2">Enabled continuous token and password rotation for our engineering teams by building a <text:span text:style-name="T2">Token Vending Machine</text:span>, providing a "push-button, receive-token" solution.</text:p>
        </text:list-item>
        <text:list-item>
          <text:p text:style-name="P2">Proactively added support for lower-cost ARM64 CPUs, opening the door for ~$450k/year in cost savings.</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3">Managed a team of four, while working to level-up the team's technical skills and leadership capabilities. Conducted regular 1:1s, performance reviews, and career development discussions.</text:p>
        </text:list-item>
        <text:list-item>
          <text:p text:style-name="P3">Led the <text:a xlink:type="simple" xlink:href="https://sre.google/in-conversation/" office:name=""><text:span text:style-name="Definition"><text:span text:style-name="T2">Site Reliability Engineering</text:span></text:span></text:a> (SRE) team in addressing macro-oriented problems affecting decentralized, heterogeneous engineering teams across the company. Empowered greater self-service for engineering teams.</text:p>
        </text:list-item>
        <text:list-item>
          <text:p text:style-name="P3">Revamped the Seattle SRE interview process to prioritize a 70/30 focus on software engineering (Dev) and systems operations (Ops). Emphasized leadership qualities, bias for action, and high curiosity.</text:p>
        </text:list-item>
        <text:list-item>
          <text:p text:style-name="P3">Owned and served as the key decision-maker in development of a core platform for company-wide, reliability-focused projects.</text:p>
        </text:list-item>
        <text:list-item>
          <text:p text:style-name="P3">Formed and led a leadership group to establish a process maintaining reusable Terraform modules which could be composed together according to a service’s needs.</text:p>
        </text:list-item>
        <text:list-item>
          <text:p text:style-name="P3">Customized the Amazon Linux AMIs to comply with Level-2 <text:a xlink:type="simple" xlink:href="https://www.cisecurity.org" office:name=""><text:span text:style-name="Definition">CIS</text:span></text:a> Guidelines for both Amazon Linux and <text:a xlink:type="simple" xlink:href="https://www.docker.com" office:name=""><text:span text:style-name="Definition">Docker</text:span></text:a>. Collaborated closely with cybersecurity, operations, and various business units to ensure compliance.</text:p>
        </text:list-item>
        <text:list-item>
          <text:p text:style-name="P3">Developed custom security and operational tooling where off-the-shelf tools wouldn't give us what we needed, to understand the current posture of ±200 AWS accounts.</text:p>
        </text:list-item>
        <text:list-item>
          <text:p text:style-name="P3">Reduced the time to deploy a new service from dozens of weeks to a single meeting by implementing a <text:span text:style-name="T2">Monitoring-as-Code</text:span> methodology, and defining broad-use <text:a xlink:type="simple" xlink:href="https://sre.google/sre-book/service-level-objectives/" office:name=""><text:span text:style-name="Definition">Service Level Objectives</text:span></text:a> (SLOs).</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4">Led the development of multiple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4">Provided the technical direction of these projects, promoted their adoption across the organization, provided comprehensive documentation, and offered ongoing guidance on adoption.</text:p>
        </text:list-item>
        <text:list-item>
          <text:p text:style-name="P4">Led the development of the authoring component of <text:a xlink:type="simple" xlink:href="https://www.mheducation.com/news-media/press-releases/mcgraw-hill-connect-unveils-smartbook.html" office:name=""><text:span text:style-name="Definition">McGraw Hill’s SmartBook 2.0 product</text:span></text:a>, and the internal system which indexes authored content, builds ePubs, and encodes images/video for McGraw Hill’s ePub CDN.</text:p>
        </text:list-item>
        <text:list-item>
          <text:p text:style-name="P4">Introduced the adoption of continuous integration (CI), continuous delivery (CD), rapid deployment practices, and Docker containers.</text:p>
        </text:list-item>
        <text:list-item>
          <text:p text:style-name="P4">Introduced a more hands-on monitoring approach, enabling development teams to actively engage in their own operations. Achieved significantly lower <text:span text:style-name="T2">Mean Time to Recovery</text:span> (MTTR).</text:p>
        </text:list-item>
        <text:list-item>
          <text:p text:style-name="P4">Served as a core resource in adopting <text:span text:style-name="T2">Infrastructure-as-Code</text:span> (IaC) tools such as <text:a xlink:type="simple" xlink:href="https://www.terraform.io" office:name=""><text:span text:style-name="Definition">Terraform</text:span></text:a> and <text:a xlink:type="simple" xlink:href="https://packer.io" office:name=""><text:span text:style-name="Definition">Packer</text:span></text:a>.</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h text:style-name="Heading_20_4" text:outline-level="4"><text:bookmark-start text:name="devops-engineer-april-2015september-2016"/>DevOps Engineer (April 2015—September 2016)<text:bookmark-end text:name="devops-engineer-april-2015september-2016"/></text:h>
      <text:list text:style-name="L5">
        <text:list-item>
          <text:p text:style-name="P5">Led a cross-company initiative to upgrade the monolithic application from PHP 5.4 to PHP 5.6 (the latest at the time). Facilitated cross-team collaboration among all major engineering teams and QA departments in order to achieve results.</text:p>
        </text:list-item>
        <text:list-item>
          <text:p text:style-name="P5">Initiated a program to automate the creation of base server images for our cloud servers. They allowed new servers to boot and begin serving traffic ~75% faster.</text:p>
        </text:list-item>
        <text:list-item>
          <text:p text:style-name="P5">Began investigating ways to implement <text:span text:style-name="T2">configuration-as-code</text:span> for our cloud infrastructure.</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6">Took the lead on the company’s <text:a xlink:type="simple" xlink:href="https://www.hackerone.com" office:name=""><text:span text:style-name="Definition">HackerOne</text:span></text:a> program, coordinating across teams to address security issues.</text:p>
        </text:list-item>
        <text:list-item>
          <text:p text:style-name="P6">Built a development environment for engineering teams. Reduced new engineer onboarding time from 2 weeks → 1 day.</text:p>
        </text:list-item>
        <text:list-item>
          <text:p text:style-name="P6">Instrumental in designing WePay’s MFA-as-a-Service offering. (U.S. patent filing <text:a xlink:type="simple" xlink:href="https://patents.google.com/patent/US20160241536A1/en?inventor=Ryan+Parman" office:name=""><text:span text:style-name="Definition">US15042104</text:span></text:a>)</text:p>
        </text:list-item>
        <text:list-item>
          <text:p text:style-name="P6">Developed new API endpoints to help expand WePay’s business and support its partners.</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7">AWS hard-forked my open-source <text:span text:style-name="T2">CloudFusion</text:span> project into the <text:a xlink:type="simple" xlink:href="https://aws.amazon.com/sdk-for-php/" office:name=""><text:span text:style-name="Definition">AWS SDK for PHP</text:span></text:a>, then hired me to work on it.</text:p>
        </text:list-item>
        <text:list-item>
          <text:p text:style-name="P7">Collaborated with the <text:a xlink:type="simple" xlink:href="http://aws.amazon.com/elasticbeanstalk/" office:name=""><text:span text:style-name="Definition">AWS Elastic Beanstalk</text:span></text:a> team to provide PHP support for the platform, which launched in March 2012.</text:p>
        </text:list-item>
        <text:list-item>
          <text:p text:style-name="P7">Played a key role in the creation and development of the <text:a xlink:type="simple" xlink:href="https://aws.amazon.com/sdk-for-php/" office:name=""><text:span text:style-name="Definition">AWS SDK for PHP</text:span></text:a> v2, incorporating significant changes in the PHP language and community since CloudFusion was first written in 2005.</text:p>
        </text:list-item>
        <text:list-item>
          <text:p text:style-name="P7">Collaborated with the AWS Design team on the <text:a xlink:type="simple" xlink:href="https://console.aws.amazon.com" office:name=""><text:span text:style-name="Definition">AWS Management Console</text:span></text:a>, to build a robust and user-friendly console. Led one of the first teams to provide reusable UI building blocks at AWS.</text:p>
        </text:list-item>
        <text:list-item>
          <text:p text:style-name="P7">Focusing on Amazon’s <text:span text:style-name="T2">Customer Obsession</text:span> leadership principle, I successfully pushed for being better stewards of our community. Included increased transparency, better communication, and improved tooling for developers. [<text:a xlink:type="simple" xlink:href="#" office:name=""><text:span text:style-name="Definition">Examples</text:span></text:a>]</text:p>
        </text:list-item>
      </text:list>
      <text:h text:style-name="Heading_20_2" text:outline-level="2"><text:bookmark-start text:name="keywords-and-skills"/>Keywords and Skills<text:bookmark-end text:name="keywords-and-skills"/></text:h>
      <text:list text:style-name="L8">
        <text:list-item>
          <text:p text:style-name="P8"><text:span text:style-name="T1">Languages:</text:span> <text:a xlink:type="simple" xlink:href="https://www.gnu.org/software/bash/" office:name=""><text:span text:style-name="Definition">Bash</text:span></text:a>, <text:a xlink:type="simple" xlink:href="https://go.dev" office:name=""><text:span text:style-name="Definition">Go</text:span></text:a>, <text:a xlink:type="simple" xlink:href="https://www.php.net" office:name=""><text:span text:style-name="Definition">PHP</text:span></text:a> (modern), <text:a xlink:type="simple" xlink:href="https://www.python.org" office:name=""><text:span text:style-name="Definition">Python</text:span></text:a>.</text:p>
        </text:list-item>
        <text:list-item>
          <text:p text:style-name="P8"><text:span text:style-name="T1">Linuxes:</text:span> <text:a xlink:type="simple" xlink:href="https://alpinelinux.org" office:name=""><text:span text:style-name="Definition">Alpine Linux</text:span></text:a>, <text:a xlink:type="simple" xlink:href="https://aws.amazon.com/linux/" office:name=""><text:span text:style-name="Definition">Amazon Linux</text:span></text:a>, <text:a xlink:type="simple" xlink:href="https://en.wikipedia.org/wiki/CentOS" office:name=""><text:span text:style-name="Definition">CentOS</text:span></text:a>, <text:a xlink:type="simple" xlink:href="https://ubuntu.com" office:name=""><text:span text:style-name="Definition">Ubuntu</text:span></text:a>.</text:p>
        </text:list-item>
        <text:list-item>
          <text:p text:style-name="P8"><text:span text:style-name="T1">Cloud/DevOps/SRE:</text:span> TLS and cipher suites, <text:a xlink:type="simple" xlink:href="https://aws.amazon.com/ec2/graviton/" office:name=""><text:span text:style-name="Definition">ARM64</text:span></text:a>, <text:a xlink:type="simple" xlink:href="https://aws.amazon.com/cloudformation/" office:name=""><text:span text:style-name="Definition">AWS CloudFormation</text:span></text:a>, <text:a xlink:type="simple" xlink:href="https://aws.amazon.com/controltower/" office:name=""><text:span text:style-name="Definition">AWS Control Tower</text:span></text:a>, <text:a xlink:type="simple" xlink:href="http://aws.amazon.com/elasticbeanstalk/" office:name=""><text:span text:style-name="Definition">AWS Elastic Beanstalk</text:span></text:a>, <text:a xlink:type="simple" xlink:href="https://aws.amazon.com/iam/identity-center/" office:name=""><text:span text:style-name="Definition">AWS Identity Center</text:span></text:a>, <text:a xlink:type="simple" xlink:href="https://aws.amazon.com/lambda/" office:name=""><text:span text:style-name="Definition">AWS Lambda</text:span></text:a>, <text:a xlink:type="simple" xlink:href="https://aws.amazon.com/rds/aurora/" office:name=""><text:span text:style-name="Definition">AWS RDS Aurora</text:span></text:a>, <text:a xlink:type="simple" xlink:href="https://aws.amazon.com/developer/tools/" office:name=""><text:span text:style-name="Definition">AWS SDKs</text:span></text:a>, <text:a xlink:type="simple" xlink:href="https://aws.amazon.com/secrets-manager/" office:name=""><text:span text:style-name="Definition">AWS Secrets Manager</text:span></text:a>, <text:a xlink:type="simple" xlink:href="https://aws.amazon.com/architecture/well-architected/" office:name=""><text:span text:style-name="Definition">AWS Well-Architected</text:span></text:a>, <text:a xlink:type="simple" xlink:href="https://aws.amazon.com" office:name=""><text:span text:style-name="Definition">AWS</text:span></text:a>, <text:a xlink:type="simple" xlink:href="https://aws.amazon.com/certificate-manager/" office:name=""><text:span text:style-name="Definition">Amazon ACM</text:span></text:a>, <text:a xlink:type="simple" xlink:href="https://aws.amazon.com/cloudfront/" office:name=""><text:span text:style-name="Definition">Amazon CloudFront</text:span></text:a>, <text:a xlink:type="simple" xlink:href="https://aws.amazon.com/ec2/" office:name=""><text:span text:style-name="Definition">Amazon EC2</text:span></text:a>, <text:a xlink:type="simple" xlink:href="https://aws.amazon.com/ecs/" office:name=""><text:span text:style-name="Definition">Amazon ECS</text:span></text:a>, <text:a xlink:type="simple" xlink:href="https://aws.amazon.com/ecs/" office:name=""><text:span text:style-name="Definition">Amazon ECS</text:span></text:a>, <text:a xlink:type="simple" xlink:href="https://aws.amazon.com/iam/" office:name=""><text:span text:style-name="Definition">Amazon IAM</text:span></text:a>, <text:a xlink:type="simple" xlink:href="https://aws.amazon.com/route53/" office:name=""><text:span text:style-name="Definition">Amazon Route 53</text:span></text:a>, <text:a xlink:type="simple" xlink:href="https://aws.amazon.com/s3/" office:name=""><text:span text:style-name="Definition">Amazon S3</text:span></text:a>, <text:a xlink:type="simple" xlink:href="https://aws.amazon.com" office:name=""><text:span text:style-name="Definition">Amazon Web Services</text:span></text:a>, <text:a xlink:type="simple" xlink:href="https://www.redhat.com/en/technologies/management/ansible" office:name=""><text:span text:style-name="Definition">Ansible</text:span></text:a>, <text:a xlink:type="simple" xlink:href="https://jfrog.com/artifactory/" office:name=""><text:span text:style-name="Definition">Artifactory</text:span></text:a>, <text:a xlink:type="simple" xlink:href="https://www.gnu.org/software/bash/" office:name=""><text:span text:style-name="Definition">Bash</text:span></text:a>, <text:a xlink:type="simple" xlink:href="https://www.cisecurity.org" office:name=""><text:span text:style-name="Definition">CIS</text:span></text:a>, <text:a xlink:type="simple" xlink:href="https://en.wikipedia.org/wiki/CentOS" office:name=""><text:span text:style-name="Definition">CentOS</text:span></text:a>, <text:a xlink:type="simple" xlink:href="https://www.docker.com" office:name=""><text:span text:style-name="Definition">Docker</text:span></text:a>, <text:a xlink:type="simple" xlink:href="https://aws.amazon.com/image-builder/" office:name=""><text:span text:style-name="Definition">EC2 Image Builder</text:span></text:a>, <text:a xlink:type="simple" xlink:href="https://aws.amazon.com/ecs/" office:name=""><text:span text:style-name="Definition">Elastic Container Service</text:span></text:a>, <text:a xlink:type="simple" xlink:href="https://cloud.google.com" office:name=""><text:span text:style-name="Definition">GCP</text:span></text:a>, <text:a xlink:type="simple" xlink:href="https://github.com/features/actions" office:name=""><text:span text:style-name="Definition">GitHub Actions</text:span></text:a>, <text:a xlink:type="simple" xlink:href="https://github.com/enterprise" office:name=""><text:span text:style-name="Definition">GitHub Enterprise</text:span></text:a>, <text:a xlink:type="simple" xlink:href="https://git-scm.com" office:name=""><text:span text:style-name="Definition">Git</text:span></text:a>, <text:a xlink:type="simple" xlink:href="https://www.nginx.com" office:name=""><text:span text:style-name="Definition">Nginx</text:span></text:a>, <text:a xlink:type="simple" xlink:href="https://opentofu.org" office:name=""><text:span text:style-name="Definition">OpenTofu</text:span></text:a>, <text:a xlink:type="simple" xlink:href="https://packer.io" office:name=""><text:span text:style-name="Definition">Packer</text:span></text:a>, <text:a xlink:type="simple" xlink:href="https://redis.io" office:name=""><text:span text:style-name="Definition">Redis</text:span></text:a>, <text:a xlink:type="simple" xlink:href="https://www.terraform.io" office:name=""><text:span text:style-name="Definition">Terraform</text:span></text:a>, <text:a xlink:type="simple" xlink:href="https://www.terraform.io" office:name=""><text:span text:style-name="Definition">Terraform</text:span></text:a>, <text:a xlink:type="simple" xlink:href="https://github.com/kubernetes/kubectl" office:name=""><text:span text:style-name="Definition">kubectl</text:span></text:a>, automation, cloud computing, cloud configuration security, collaboration, communication, computer science, database, deployment, devops, innovation, linux, multi-platform development, operational reliability, performance, platform, scalability, scaling, scripting, technical, troubleshooting, virtualization.</text:p>
        </text:list-item>
        <text:list-item>
          <text:p text:style-name="P8"><text:span text:style-name="T1">SDE/SWE/DevTools:</text:span> API design, API versioning, CLI tools, <text:a xlink:type="simple" xlink:href="https://circleci.com/enterprise/" office:name=""><text:span text:style-name="Definition">CircleCI</text:span></text:a>, <text:a xlink:type="simple" xlink:href="https://www.docker.com" office:name=""><text:span text:style-name="Definition">Docker</text:span></text:a>, <text:a xlink:type="simple" xlink:href="https://github.com/features/actions" office:name=""><text:span text:style-name="Definition">GitHub Actions</text:span></text:a>, <text:a xlink:type="simple" xlink:href="https://git-scm.com" office:name=""><text:span text:style-name="Definition">Git</text:span></text:a>, <text:a xlink:type="simple" xlink:href="https://graphql.org" office:name=""><text:span text:style-name="Definition">GraphQL</text:span></text:a>, <text:a xlink:type="simple" xlink:href="https://jwt.io" office:name=""><text:span text:style-name="Definition">JWT</text:span></text:a>, <text:a xlink:type="simple" xlink:href="https://en.wikipedia.org/wiki/Network_File_System" office:name=""><text:span text:style-name="Definition">NFS</text:span></text:a>, <text:a xlink:type="simple" xlink:href="https://martinfowler.com/articles/richardsonMaturityModel.html" office:name=""><text:span text:style-name="Definition">REST</text:span></text:a>, <text:a xlink:type="simple" xlink:href="https://redis.io" office:name=""><text:span text:style-name="Definition">Redis</text:span></text:a>, <text:a xlink:type="simple" xlink:href="https://subversion.apache.org" office:name=""><text:span text:style-name="Definition">Subversion</text:span></text:a>, <text:a xlink:type="simple" xlink:href="https://www.vagrantup.com" office:name=""><text:span text:style-name="Definition">Vagrant</text:span></text:a>, <text:a xlink:type="simple" xlink:href="https://wordpress.org" office:name=""><text:span text:style-name="Definition">WordPress</text:span></text:a>, <text:a xlink:type="simple" xlink:href="https://developer.mozilla.org/en-US/docs/Web/XSLT" office:name=""><text:span text:style-name="Definition">XSLT</text:span></text:a>, <text:a xlink:type="simple" xlink:href="https://ffmpeg.org" office:name=""><text:span text:style-name="Definition">ffmpeg</text:span></text:a>, <text:a xlink:type="simple" xlink:href="https://12factor.net" office:name=""><text:span text:style-name="Definition">twelve-factor applications</text:span></text:a>, agile, analysis, architecture, authentication, authorization, automation, automation, aws, building platforms, ci/cd, cloud, code, code generation, containerization, continuous delivery, continuous deployment, continuous integration, debugging, defensive cybersecurity, design, development, distributed, integration, microservices, multi-platform development, optimization, performance, refactoring, scalability, scrum, security, software library design, software testing, standards, tdd, technical documentation, test-driven development, testing.</text:p>
        </text:list-item>
        <text:list-item>
          <text:p text:style-name="P8"><text:span text:style-name="T1">PM/TPM:</text:span> <text:a xlink:type="simple" xlink:href="https://www.atlassian.com/software/confluence" office:name=""><text:span text:style-name="Definition">Confluence</text:span></text:a>, <text:a xlink:type="simple" xlink:href="https://www.atlassian.com/software/jira" office:name=""><text:span text:style-name="Definition">Jira</text:span></text:a>, adaptability, agile, building platforms, building platforms, collaboration, coordination, coordination with downstream services, cross-collaboration (dozens of teams, hundreds of services), flexibility, innovation, kanban, organization of complex projects, prioritization, product development, product roadmap management, project documentation, project management, risk mitigation, scrum, stakeholder management, technical documentation, vendor management.</text:p>
        </text:list-item>
      </text:list>
      <text:h text:style-name="Heading_20_2" text:outline-level="2"><text:bookmark-start text:name="education"/>Education<text:bookmark-end text:name="education"/></text:h>
      <text:p text:style-name="First_20_paragraph">Obtained a <text:span text:style-name="T1">Bachelor of Arts</text:span> degree in <text:span text:style-name="T2">Design and Visualization</text:span> from <text:span text:style-name="T2">Silicon Valley College</text:span> (now <text:a xlink:type="simple" xlink:href="http://carrington.edu/schools/san-jose-california/" office:name=""><text:span text:style-name="Definition">Carrington College</text:span></text:a>) in San Jose, CA.</text:p>
      <text:p text:style-name="Text_20_body">Graduated in <text:span text:style-name="T2">November 2003</text:span> with a <text:span text:style-name="T1">3.84</text:span> GP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7T02:02:46Z</meta:creation-date>
    <dc:date>2025-01-27T02:02:46Z</dc:date>
  </office:meta>
</office:document-meta>
</file>